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4da4c"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3b8d88" style:text-blinking="false" fo:background-color="transparent" style:font-style-asian="normal" style:font-weight-asian="bold" style:font-style-complex="normal"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3fd757" style:text-blinking="false" fo:background-color="transparent" style:font-style-asian="normal" style:font-weight-asian="bold" style:font-style-complex="normal"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404520" style:text-blinking="false" fo:background-color="transparent" style:font-style-asian="normal" style:font-weight-asian="bold" style:font-style-complex="normal"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b8d88" officeooo:paragraph-rsid="0040b6e7" style:text-blinking="false" fo:background-color="transparent" style:font-style-asian="normal" style:font-weight-asian="bold" style:font-style-complex="normal"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a87d8" officeooo:paragraph-rsid="003fd757" style:text-blinking="false" fo:background-color="transparent" style:font-style-asian="normal" style:font-weight-asian="bold" style:font-style-complex="normal"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eb42a" style:text-blinking="false" fo:background-color="transparent" style:font-style-asian="normal" style:font-weight-asian="bold" style:font-style-complex="normal"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fd757"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3fd757" style:text-blinking="false" fo:background-color="transparent" style:font-style-asian="normal" style:font-weight-asian="bold" style:font-style-complex="normal" style:font-weight-complex="bold"/>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04520" style:text-blinking="false" fo:background-color="transparent" style:font-style-asian="normal" style:font-weight-asian="bold" style:font-style-complex="normal" style:font-weight-complex="bold"/>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1d884" officeooo:paragraph-rsid="0041d884"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038d" officeooo:paragraph-rsid="0044038d" style:text-blinking="false" fo:background-color="transparent" style:font-style-asian="normal" style:font-weight-asian="bold" style:font-style-complex="normal" style:font-weight-complex="bold"/>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b492" officeooo:paragraph-rsid="0044b492" style:text-blinking="false" fo:background-color="transparent" style:font-style-asian="normal" style:font-weight-asian="bold" style:font-style-complex="normal" style:font-weight-complex="bold"/>
    </style:style>
    <style:style style:name="P1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4pt" fo:font-style="normal" style:text-underline-style="solid" style:text-underline-width="auto" style:text-underline-color="font-color" fo:font-weight="bold" fo:background-color="transparent"/>
    </style:style>
    <style:style style:name="P1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a87d8" officeooo:paragraph-rsid="003a87d8" style:text-blinking="false" fo:background-color="transparent"/>
    </style:style>
    <style:style style:name="P1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aaf9f" officeooo:paragraph-rsid="003aaf9f" style:text-blinking="false" fo:background-color="transparent"/>
    </style:style>
    <style:style style:name="P1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b8d88" style:text-blinking="false" fo:background-color="transparent" style:font-style-asian="normal" style:font-weight-asian="bold" style:font-style-complex="normal" style:font-weight-complex="bold"/>
    </style:style>
    <style:style style:name="P1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d5ad3" style:text-blinking="false" fo:background-color="transparent" style:font-style-asian="normal" style:font-weight-asian="bold" style:font-style-complex="normal" style:font-weight-complex="bold"/>
    </style:style>
    <style:style style:name="P2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e906b" style:text-blinking="false" fo:background-color="transparent" style:font-style-asian="normal" style:font-weight-asian="bold" style:font-style-complex="normal" style:font-weight-complex="bold"/>
    </style:style>
    <style:style style:name="P2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eb42a" style:text-blinking="false" fo:background-color="transparent" style:font-style-asian="normal" style:font-weight-asian="bold" style:font-style-complex="normal" style:font-weight-complex="bold"/>
    </style:style>
    <style:style style:name="P2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8d88" officeooo:paragraph-rsid="003fd757" style:text-blinking="false" fo:background-color="transparent" style:font-style-asian="normal" style:font-weight-asian="bold" style:font-style-complex="normal" style:font-weight-complex="bold"/>
    </style:style>
    <style:style style:name="P2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5ad3" officeooo:paragraph-rsid="003d5ad3" style:text-blinking="false" fo:background-color="transparent" style:font-style-asian="normal" style:font-weight-asian="bold" style:font-style-complex="normal" style:font-weight-complex="bold"/>
    </style:style>
    <style:style style:name="P2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d5ad3" officeooo:paragraph-rsid="003e906b" style:text-blinking="false" fo:background-color="transparent" style:font-style-asian="normal" style:font-weight-asian="bold" style:font-style-complex="normal" style:font-weight-complex="bold"/>
    </style:style>
    <style:style style:name="P2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e906b" officeooo:paragraph-rsid="003e906b" style:text-blinking="false" fo:background-color="transparent" style:font-style-asian="normal" style:font-weight-asian="bold" style:font-style-complex="normal" style:font-weight-complex="bold"/>
    </style:style>
    <style:style style:name="P2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eb42a" officeooo:paragraph-rsid="003eb42a" style:text-blinking="false" fo:background-color="transparent" style:font-style-asian="normal" style:font-weight-asian="bold" style:font-style-complex="normal" style:font-weight-complex="bold"/>
    </style:style>
    <style:style style:name="P2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3fd757" style:text-blinking="false" fo:background-color="transparent" style:font-style-asian="normal" style:font-weight-asian="bold" style:font-style-complex="normal" style:font-weight-complex="bold"/>
    </style:style>
    <style:style style:name="P2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04520" style:text-blinking="false" fo:background-color="transparent" style:font-style-asian="normal" style:font-weight-asian="bold" style:font-style-complex="normal" style:font-weight-complex="bold"/>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44f51" style:text-blinking="false" fo:background-color="transparent" style:font-style-asian="normal" style:font-weight-asian="bold" style:font-style-complex="normal" style:font-weight-complex="bold"/>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fd757" officeooo:paragraph-rsid="00469a78" style:text-blinking="false" fo:background-color="transparent" style:font-style-asian="normal" style:font-weight-asian="bold" style:font-style-complex="normal" style:font-weight-complex="bold"/>
    </style:style>
    <style:style style:name="P3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04520" officeooo:paragraph-rsid="00404520" style:text-blinking="false" fo:background-color="transparent" style:font-style-asian="normal" style:font-weight-asian="bold" style:font-style-complex="normal" style:font-weight-complex="bold"/>
    </style:style>
    <style:style style:name="P3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1d884" officeooo:paragraph-rsid="0041d884" style:text-blinking="false" fo:background-color="transparent" style:font-style-asian="normal" style:font-weight-asian="bold" style:font-style-complex="normal" style:font-weight-complex="bold"/>
    </style:style>
    <style:style style:name="P3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3b4f1" officeooo:paragraph-rsid="0043b4f1" style:text-blinking="false" fo:background-color="transparent" style:font-style-asian="normal" style:font-weight-asian="bold" style:font-style-complex="normal" style:font-weight-complex="bold"/>
    </style:style>
    <style:style style:name="P3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038d" officeooo:paragraph-rsid="0044038d" style:text-blinking="false" fo:background-color="transparent" style:font-style-asian="normal" style:font-weight-asian="bold" style:font-style-complex="normal" style:font-weight-complex="bold"/>
    </style:style>
    <style:style style:name="P3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4b492" officeooo:paragraph-rsid="0044b492" style:text-blinking="false" fo:background-color="transparent" style:font-style-asian="normal" style:font-weight-asian="bold" style:font-style-complex="normal" style:font-weight-complex="bold"/>
    </style:style>
    <style:style style:name="P3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69a78" style:text-blinking="false" fo:background-color="transparent" style:font-style-asian="normal" style:font-weight-asian="bold" style:font-style-complex="normal" style:font-weight-complex="bold"/>
    </style:style>
    <style:style style:name="P3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783fc" style:text-blinking="false" fo:background-color="transparent" style:font-style-asian="normal" style:font-weight-asian="bold" style:font-style-complex="normal" style:font-weight-complex="bold"/>
    </style:style>
    <style:style style:name="P3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969d7" style:text-blinking="false" fo:background-color="transparent" style:font-style-asian="normal" style:font-weight-asian="bold" style:font-style-complex="normal" style:font-weight-complex="bold"/>
    </style:style>
    <style:style style:name="P3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a11c9" style:text-blinking="false" fo:background-color="transparent" style:font-style-asian="normal" style:font-weight-asian="bold" style:font-style-complex="normal" style:font-weight-complex="bold"/>
    </style:style>
    <style:style style:name="P4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a8140" style:text-blinking="false" fo:background-color="transparent" style:font-style-asian="normal" style:font-weight-asian="bold" style:font-style-complex="normal" style:font-weight-complex="bold"/>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69a78" style:text-blinking="false" fo:background-color="transparent" style:font-style-asian="normal" style:font-weight-asian="bold" style:font-style-complex="normal" style:font-weight-complex="bold"/>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9a78" officeooo:paragraph-rsid="004969d7" style:text-blinking="false" fo:background-color="transparent" style:font-style-asian="normal" style:font-weight-asian="bold" style:font-style-complex="normal" style:font-weight-complex="bold"/>
    </style:style>
    <style:style style:name="P4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969d7" style:text-blinking="false" fo:background-color="transparent" style:font-style-asian="normal" style:font-weight-asian="bold" style:font-style-complex="normal" style:font-weight-complex="bold"/>
    </style:style>
    <style:style style:name="P4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a11c9" style:text-blinking="false" fo:background-color="transparent" style:font-style-asian="normal" style:font-weight-asian="bold" style:font-style-complex="normal" style:font-weight-complex="bold"/>
    </style:style>
    <style:style style:name="P45"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969d7" officeooo:paragraph-rsid="004a8140" style:text-blinking="false" fo:background-color="transparent" style:font-style-asian="normal" style:font-weight-asian="bold" style:font-style-complex="normal" style:font-weight-complex="bold"/>
    </style:style>
    <style:style style:name="P4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a11c9" officeooo:paragraph-rsid="004a11c9" style:text-blinking="false" fo:background-color="transparent" style:font-style-asian="normal" style:font-weight-asian="bold" style:font-style-complex="normal" style:font-weight-complex="bold"/>
    </style:style>
    <style:style style:name="P4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a8140" officeooo:paragraph-rsid="004a8140" style:text-blinking="false" fo:background-color="transparent" style:font-style-asian="normal" style:font-weight-asian="bold" style:font-style-complex="normal" style:font-weight-complex="bold"/>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a87d8" officeooo:paragraph-rsid="00444f51" style:text-blinking="false" fo:background-color="transparent" style:font-style-asian="normal" style:font-weight-asian="bold" style:font-style-complex="normal" style:font-weight-complex="bold"/>
    </style:style>
    <style:style style:name="T1" style:family="text">
      <style:text-properties officeooo:rsid="003a87d8"/>
    </style:style>
    <style:style style:name="T2" style:family="text">
      <style:text-properties officeooo:rsid="003d5ad3"/>
    </style:style>
    <style:style style:name="T3" style:family="text">
      <style:text-properties officeooo:rsid="003e906b"/>
    </style:style>
    <style:style style:name="T4" style:family="text">
      <style:text-properties officeooo:rsid="003eb42a"/>
    </style:style>
    <style:style style:name="T5" style:family="text">
      <style:text-properties officeooo:rsid="003fd757"/>
    </style:style>
    <style:style style:name="T6" style:family="text">
      <style:text-properties officeooo:rsid="00404520"/>
    </style:style>
    <style:style style:name="T7" style:family="text">
      <style:text-properties officeooo:rsid="0040b6e7"/>
    </style:style>
    <style:style style:name="T8" style:family="text">
      <style:text-properties officeooo:rsid="00426b33"/>
    </style:style>
    <style:style style:name="T9" style:family="text">
      <style:text-properties officeooo:rsid="0043b4f1"/>
    </style:style>
    <style:style style:name="T10" style:family="text">
      <style:text-properties style:text-underline-style="solid" style:text-underline-width="auto" style:text-underline-color="font-color"/>
    </style:style>
    <style:style style:name="T11" style:family="text">
      <style:text-properties officeooo:rsid="00469a78"/>
    </style:style>
    <style:style style:name="T12" style:family="text">
      <style:text-properties officeooo:rsid="004783fc"/>
    </style:style>
    <style:style style:name="T13" style:family="text">
      <style:text-properties officeooo:rsid="004a11c9"/>
    </style:style>
    <style:style style:name="T14" style:family="text">
      <style:text-properties officeooo:rsid="004a81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A <text:span text:style-name="T1">4</text:span>: <text:span text:style-name="T1">CSS</text:span></text:p>
      <text:p text:style-name="P1"/>
      <text:p text:style-name="P2"><text:span text:style-name="T1">4</text:span>.1 - <text:span text:style-name="T1">¿Qué es CSS?</text:span></text:p>
      <text:list xml:id="list3633378474" text:style-name="L1">
        <text:list-header>
          <text:p text:style-name="P16">CSS (Cascade Style Sheets – Hoja de Estilo en Cascada): Intentan separar en un documento el estilo lógico (contiene los elementos a mostrar), del estilo físico (apariencia de los elementos).</text:p>
          <text:p text:style-name="P17">El estilo lógico contendría elementos como:</text:p>
          <text:list>
            <text:list-item>
              <text:list>
                <text:list-item>
                  <text:p text:style-name="P17">Cabeceras</text:p>
                </text:list-item>
                <text:list-item>
                  <text:p text:style-name="P17">Párrafos</text:p>
                </text:list-item>
                <text:list-item>
                  <text:p text:style-name="P17">Imágenes</text:p>
                </text:list-item>
                <text:list-item>
                  <text:p text:style-name="P17">Enlaces</text:p>
                </text:list-item>
              </text:list>
            </text:list-item>
          </text:list>
          <text:p text:style-name="P17">El estilo físico contendría elementos como:</text:p>
          <text:list>
            <text:list-item>
              <text:list>
                <text:list-item text:start-value="1">
                  <text:p text:style-name="P17">Tipos de letra</text:p>
                </text:list-item>
                <text:list-item>
                  <text:p text:style-name="P17">Colores de fondo y de letra</text:p>
                </text:list-item>
                <text:list-item>
                  <text:p text:style-name="P17">Tamaños</text:p>
                </text:list-item>
                <text:list-item>
                  <text:p text:style-name="P17">Márgenes</text:p>
                  <text:p text:style-name="P17"/>
                </text:list-item>
              </text:list>
            </text:list-item>
          </text:list>
        </text:list-header>
      </text:list>
      <text:p text:style-name="P3"><text:span text:style-name="T1">4.</text:span>2<text:span text:style-name="T1"> – </text:span>Reglas CSS</text:p>
      <text:list xml:id="list94006975511631" text:continue-numbering="true" text:style-name="L1">
        <text:list-header>
          <text:p text:style-name="P18">Las reglas CSS establecen las propiedades que se aplican a los elementos indicados.</text:p>
          <text:list>
            <text:list-item>
              <text:list>
                <text:list-header>
                  <text:p text:style-name="P18">Selector { </text:p>
                  <text:list>
                    <text:list-header>
                      <text:p text:style-name="P18">propiedad: valor1;</text:p>
                      <text:p text:style-name="P18">propiedad: valor2;</text:p>
                      <text:p text:style-name="P18">propiedad: valor3;</text:p>
                      <text:p text:style-name="P18">………………….</text:p>
                      <text:p text:style-name="P18">}</text:p>
                    </text:list-header>
                  </text:list>
                </text:list-header>
              </text:list>
            </text:list-item>
          </text:list>
          <text:p text:style-name="P18">Dónde:</text:p>
          <text:list>
            <text:list-item>
              <text:list>
                <text:list-item text:start-value="1">
                  <text:p text:style-name="P18">Selector: etiqueta HTML a la que se aplica el estilo</text:p>
                </text:list-item>
                <text:list-item>
                  <text:p text:style-name="P18">Propiedad: propiedad concreta del elemento que se quiere modificar (color, fuente, tamaño…)</text:p>
                </text:list-item>
                <text:list-item>
                  <text:p text:style-name="P18">Valor: valor que toma la propiedad</text:p>
                </text:list-item>
              </text:list>
            </text:list-item>
          </text:list>
          <text:p text:style-name="P18">EJ:</text:p>
          <text:list>
            <text:list-item>
              <text:list>
                <text:list-header>
                  <text:p text:style-name="P18">p { </text:p>
                  <text:list>
                    <text:list-header>
                      <text:p text:style-name="P18">font-size: 50pt;</text:p>
                      <text:p text:style-name="P18">color: red;</text:p>
                      <text:p text:style-name="P18">font-family: Verdana;</text:p>
                      <text:p text:style-name="P18">………………….</text:p>
                      <text:p text:style-name="P18">}</text:p>
                    </text:list-header>
                  </text:list>
                </text:list-header>
              </text:list>
            </text:list-item>
          </text:list>
        </text:list-header>
      </text:list>
      <text:p text:style-name="P3"/>
      <text:p text:style-name="P3"/>
      <text:p text:style-name="P3"/>
      <text:p text:style-name="P3"/>
      <text:p text:style-name="P3"><text:soft-page-break/><text:span text:style-name="T1">4.</text:span>2.1<text:span text:style-name="T1"> – </text:span>Ubicación de las reglas</text:p>
      <text:list xml:id="list94007311011878" text:continue-numbering="true" text:style-name="L1">
        <text:list-header>
          <text:p text:style-name="P18">Existen tres posibilidades:</text:p>
          <text:list text:continue-numbering="true">
            <text:list-item>
              <text:p text:style-name="P18">Aplicación directa en etiqueta mediante el atributo style del elemento HTML</text:p>
              <text:p text:style-name="P19">&lt;elemento style=”<text:span text:style-name="T2">propiedad1: valor1; </text:span></text:p>
              <text:p text:style-name="P23"><text:s text:c="28"/>propiedad2: valor2;</text:p>
              <text:p text:style-name="P19"><text:s text:c="28"/>…………………….”<text:span text:style-name="T2">&gt;</text:span></text:p>
              <text:p text:style-name="P19">-------------</text:p>
              <text:p text:style-name="P23">&lt;/elemento&gt;</text:p>
            </text:list-item>
            <text:list-item>
              <text:p text:style-name="P25">Redefinición de etiquetas</text:p>
              <text:p text:style-name="P25">Los selectores que se especifican en la regla se aplican a todo el documento. Para ello seleccionamos a los elementos a los que queremos aplicar las reglas.</text:p>
              <text:p text:style-name="P20">&lt;style <text:span text:style-name="T3">type</text:span>=”<text:span text:style-name="T3">text/css” </text:span></text:p>
              <text:p text:style-name="P24"><text:s text:c="13"/><text:span text:style-name="T3">Etiqueta</text:span></text:p>
              <text:list>
                <text:list-item>
                  <text:list>
                    <text:list-header>
                      <text:p text:style-name="P25"><text:s/>{</text:p>
                    </text:list-header>
                  </text:list>
                </text:list-item>
              </text:list>
              <text:p text:style-name="P20"><text:s text:c="16"/><text:span text:style-name="T3">propiedad1:valor1; <text:s/></text:span></text:p>
              <text:list>
                <text:list-item>
                  <text:list>
                    <text:list-header>
                      <text:p text:style-name="P25"><text:s text:c="4"/>propiedad1:valor1;</text:p>
                      <text:p text:style-name="P25">}</text:p>
                    </text:list-header>
                  </text:list>
                </text:list-item>
              </text:list>
              <text:p text:style-name="P24"><text:s text:c="13"/><text:span text:style-name="T3">Etiqueta1, Etiqueta2</text:span></text:p>
              <text:list>
                <text:list-item>
                  <text:list>
                    <text:list-header>
                      <text:p text:style-name="P25"><text:s/>{</text:p>
                    </text:list-header>
                  </text:list>
                </text:list-item>
              </text:list>
              <text:p text:style-name="P20"><text:s text:c="16"/><text:span text:style-name="T3">propiedad1:valor1; <text:s/></text:span></text:p>
              <text:list>
                <text:list-item>
                  <text:list>
                    <text:list-header>
                      <text:p text:style-name="P25"><text:s text:c="4"/>propiedad1:valor1;</text:p>
                      <text:p text:style-name="P25">}</text:p>
                    </text:list-header>
                  </text:list>
                </text:list-item>
              </text:list>
              <text:p text:style-name="P24">&lt;/<text:span text:style-name="T4">style</text:span>&gt;</text:p>
            </text:list-item>
            <text:list-item>
              <text:p text:style-name="P26">Separar HTML de CSS</text:p>
              <text:p text:style-name="P26">La definición de los elementos CSS se realiza en un fichero distinto. Y se enlaza mediante:</text:p>
              <text:p text:style-name="P21">&lt;<text:span text:style-name="T4">link rel =“stylesheet” TYPE=”text/css”</text:span></text:p>
            </text:list-item>
          </text:list>
        </text:list-header>
      </text:list>
      <text:p text:style-name="P8"><text:tab/><text:tab/> <text:s text:c="2"/><text:span text:style-name="T4">href=UbicaciónFichero&gt;</text:span></text:p>
      <text:p text:style-name="P8"/>
      <text:p text:style-name="P7">4.3 – Aplicación de distintas reglas</text:p>
      <text:list xml:id="list94006508368142" text:continue-numbering="true" text:style-name="L1">
        <text:list-header>
          <text:p text:style-name="P22">Las reglas CSS <text:span text:style-name="T5">tienen un orden de prioridad que depende tanto de la ubicación como de los atributos posibles. La prioridad se aplica a los siguientes casos</text:span></text:p>
        </text:list-header>
      </text:list>
      <text:p text:style-name="P9"/>
      <text:p text:style-name="P4"><text:span text:style-name="T1">4.3</text:span>.1<text:span text:style-name="T1"> – La prioridad según el orden de las reglas</text:span></text:p>
      <text:list xml:id="list94006638252657" text:continue-numbering="true" text:style-name="L1">
        <text:list-header>
          <text:p text:style-name="P27">Cuando se especifican diferentes reglas con un mismo selector, tiene preferencia la última regla definida.</text:p>
          <text:list text:continue-numbering="true">
            <text:list-item>
              <text:p text:style-name="P27">EJ: Fichero HTML → Incluir 2 CSS</text:p>
            </text:list-item>
            <text:list-item>
              <text:p text:style-name="P27">EJ: Fichero HTML → &lt;style&gt; Incluir 2 CSS</text:p>
            </text:list-item>
          </text:list>
        </text:list-header>
      </text:list>
      <text:p text:style-name="P10"/>
      <text:p text:style-name="P10"/>
      <text:p text:style-name="P10"/>
      <text:p text:style-name="P10"/>
      <text:p text:style-name="P5"><text:soft-page-break/><text:span text:style-name="T1">4.3</text:span>.<text:span text:style-name="T6">2 – Prioridad según el atributo HTML – regla CSS</text:span></text:p>
      <text:list xml:id="list94008041894628" text:continue-numbering="true" text:style-name="L1">
        <text:list-header>
          <text:p text:style-name="P31">Si se define una característica mediante un atributo HTML y mediante una regla CSS, tiene preferencia la regla CSS.</text:p>
          <text:list text:continue-numbering="true">
            <text:list-item>
              <text:p text:style-name="P28">EJ: <text:span text:style-name="T6">body (bgcolor) – </text:span>CSS <text:span text:style-name="T6">background-color</text:span></text:p>
            </text:list-item>
          </text:list>
        </text:list-header>
      </text:list>
      <text:p text:style-name="P11"/>
      <text:p text:style-name="P6"><text:span text:style-name="T1">4.3</text:span>.<text:span text:style-name="T7">3 – Prioridad entre etiquetas HTML anidadas</text:span></text:p>
      <text:list xml:id="list94006735986084" text:continue-numbering="true" text:style-name="L1">
        <text:list-header>
          <text:p text:style-name="P32">Cuándo se escriben etiquetas HTML en un documento suelen aparecer unas dentro de otras con cierto nivel de anidación:</text:p>
          <text:list text:continue-numbering="true">
            <text:list-header>
              <text:p text:style-name="P32">&lt;body&gt;</text:p>
              <text:list>
                <text:list-header>
                  <text:p text:style-name="P32">&lt;p&gt;</text:p>
                  <text:list>
                    <text:list-header>
                      <text:p text:style-name="P32">Hola &lt;b&gt; en negrita &lt;/b&gt; y ademas</text:p>
                      <text:p text:style-name="P32">&lt;span&gt; un elemento &lt;/span&gt;</text:p>
                    </text:list-header>
                  </text:list>
                </text:list-header>
              </text:list>
            </text:list-header>
          </text:list>
        </text:list-header>
      </text:list>
      <text:p text:style-name="P12"><text:tab/><text:tab/>&lt;/p&gt;</text:p>
      <text:p text:style-name="P12"><text:tab/><text:tab/> <text:s text:c="5"/><text:span text:style-name="T8">&lt;span&gt; Otro elemento &lt;/span&gt;</text:span></text:p>
      <text:p text:style-name="P12"><text:tab/> <text:s text:c="5"/>&lt;/body&gt;</text:p>
      <text:p text:style-name="P12"><text:tab/></text:p>
      <text:p text:style-name="P12"><text:tab/><text:span text:style-name="T9">Los estilos entre etiquetas anidadas pueden crearse</text:span></text:p>
      <text:list xml:id="list2054654427" text:style-name="L2">
        <text:list-item>
          <text:p text:style-name="P33">Heredados: Los estilos que se definen en una etiqueta HTML se heredan por todas las etiquetas <text:span text:style-name="T10">anidadas</text:span> en la etiqueta (heredadas en las etiquetas fijas):</text:p>
        </text:list-item>
        <text:list-item>
          <text:p text:style-name="P34">Sobreescritura de heredados (override): Al definir un estilo en una etiqueta padre, el mismo estilo puede sobreescribirse en la etiqueta hija. Es decir, el estilo es heredable y se puede modificar mediante la sobreescritura</text:p>
        </text:list-item>
      </text:list>
      <text:p text:style-name="P13"/>
      <text:p text:style-name="P48">4.4 – Búsqueda de reglas (selectores)</text:p>
      <text:list xml:id="list94007588942752" text:continue-list="list94006735986084" text:style-name="L1">
        <text:list-header>
          <text:p text:style-name="P35">Un selector es un patrón de búsqueda que determina que elemento es el destinatario de una regla. Una misma regla se puede aplicar sobre varios selectores y un mismo selector puede aparecer en varias reglas.</text:p>
          <text:list text:continue-numbering="true">
            <text:list-header>
              <text:p text:style-name="P35">Selector</text:p>
              <text:list>
                <text:list-header>
                  <text:p text:style-name="P35">{</text:p>
                  <text:list>
                    <text:list-header>
                      <text:p text:style-name="P35">regla</text:p>
                    </text:list-header>
                  </text:list>
                </text:list-header>
              </text:list>
            </text:list-header>
          </text:list>
        </text:list-header>
      </text:list>
      <text:p text:style-name="P14"><text:tab/><text:tab/>}</text:p>
      <text:p text:style-name="P29"><text:tab/>Lo<text:span text:style-name="T11">s selectores en CSS pueden ser:</text:span></text:p>
      <text:list xml:id="list3479647976" text:style-name="L3">
        <text:list-item>
          <text:p text:style-name="P36">Selector universal:</text:p>
          <text:list>
            <text:list-header>
              <text:p text:style-name="P36">*</text:p>
              <text:p text:style-name="P36">{</text:p>
              <text:list>
                <text:list-header>
                  <text:p text:style-name="P36">Reglas;</text:p>
                </text:list-header>
              </text:list>
            </text:list-header>
          </text:list>
        </text:list-item>
      </text:list>
      <text:p text:style-name="P41"><text:tab/><text:tab/> <text:s text:c="6"/>}</text:p>
      <text:p text:style-name="P30"><text:tab/><text:span text:style-name="T11">Se utiliza para seleccionar todos los elementos de una página</text:span></text:p>
      <text:list xml:id="list94006278872186" text:continue-numbering="true" text:style-name="L3">
        <text:list-item>
          <text:list>
            <text:list-header>
              <text:p text:style-name="P36">*</text:p>
              <text:p text:style-name="P36">{</text:p>
              <text:list text:continue-numbering="true">
                <text:list-header>
                  <text:p text:style-name="P36">margin: 3;</text:p>
                </text:list-header>
              </text:list>
            </text:list-header>
          </text:list>
        </text:list-item>
      </text:list>
      <text:p text:style-name="P41"><text:tab/><text:tab/> <text:s text:c="6"/>}</text:p>
      <text:list xml:id="list94006289568384" text:continue-numbering="true" text:style-name="L3">
        <text:list-item>
          <text:p text:style-name="P37"><text:soft-page-break/>Selector <text:span text:style-name="T12">único de etiqueta</text:span>:</text:p>
          <text:list>
            <text:list-header>
              <text:p text:style-name="P43">selector</text:p>
              <text:p text:style-name="P38">{</text:p>
              <text:list>
                <text:list-header>
                  <text:p text:style-name="P43">Regla;</text:p>
                </text:list-header>
              </text:list>
            </text:list-header>
          </text:list>
          <text:p text:style-name="P38"><text:s text:c="6"/>}</text:p>
          <text:p text:style-name="P43">Selecciona los elementos cuya etiqueta coincide con el valor del selector</text:p>
          <text:list text:continue-numbering="true">
            <text:list-header>
              <text:p text:style-name="P43">p</text:p>
              <text:p text:style-name="P38">{</text:p>
              <text:list>
                <text:list-header>
                  <text:p text:style-name="P43">color: red;</text:p>
                  <text:p text:style-name="P43">font-size: 20pt;</text:p>
                </text:list-header>
              </text:list>
            </text:list-header>
          </text:list>
          <text:p text:style-name="P38"><text:s text:c="6"/>}</text:p>
        </text:list-item>
      </text:list>
      <text:p text:style-name="P42"/>
      <text:list xml:id="list94007994604575" text:continue-numbering="true" text:style-name="L3">
        <text:list-item>
          <text:p text:style-name="P39">Selector <text:span text:style-name="T13">múltiple de etiqueta</text:span>:</text:p>
          <text:list>
            <text:list-header>
              <text:p text:style-name="P44">selector<text:span text:style-name="T13">1, selector2,……selectorN</text:span></text:p>
              <text:p text:style-name="P39">{</text:p>
              <text:list>
                <text:list-header>
                  <text:p text:style-name="P44">Regla<text:span text:style-name="T13">s</text:span>;</text:p>
                </text:list-header>
              </text:list>
            </text:list-header>
          </text:list>
          <text:p text:style-name="P39"><text:s text:c="6"/>}</text:p>
          <text:p text:style-name="P46">Selecciona los elementos del documento cuya etiqueta coincida con alguna de las etiquetas indicadas</text:p>
          <text:list text:continue-numbering="true">
            <text:list-header>
              <text:p text:style-name="P44">p</text:p>
              <text:p text:style-name="P39">{</text:p>
              <text:list>
                <text:list-header>
                  <text:p text:style-name="P44">color: red;</text:p>
                  <text:p text:style-name="P44">font-size: 20pt;</text:p>
                </text:list-header>
              </text:list>
            </text:list-header>
          </text:list>
          <text:p text:style-name="P39"><text:s text:c="6"/>}</text:p>
          <text:p text:style-name="P39"/>
        </text:list-item>
        <text:list-item>
          <text:p text:style-name="P40">Selector <text:span text:style-name="T14">anidados</text:span>:</text:p>
          <text:list>
            <text:list-header>
              <text:p text:style-name="P47">SelectorPadre SelectorHijo</text:p>
              <text:p text:style-name="P40">{</text:p>
              <text:list>
                <text:list-header>
                  <text:p text:style-name="P45">Regla<text:span text:style-name="T13">s</text:span>;</text:p>
                </text:list-header>
              </text:list>
            </text:list-header>
          </text:list>
          <text:p text:style-name="P40"><text:s text:c="6"/>}</text:p>
          <text:p text:style-name="P47">Busca en el documento las etiquetas en las que el SelectorHijo se encuentra contenido en el SelectorPadre. Si el SelectorHijho aparece no contenido en el padre, el selector no se aplica.</text:p>
          <text:list text:continue-numbering="true">
            <text:list-header>
              <text:p text:style-name="P4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09:10:09.994544687</meta:creation-date>
    <dc:date>2018-03-22T09:40:06.100567110</dc:date>
    <meta:editing-duration>PT9H40M47S</meta:editing-duration>
    <meta:editing-cycles>45</meta:editing-cycles>
    <meta:generator>LibreOffice/5.4.0.3$Linux_X86_64 LibreOffice_project/40m0$Build-3</meta:generator>
    <meta:document-statistic meta:table-count="0" meta:image-count="0" meta:object-count="0" meta:page-count="4" meta:paragraph-count="128" meta:word-count="712" meta:character-count="4139" meta:non-whitespace-character-count="3441"/>
  </office:meta>
</office:document-meta>
</file>